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16.999cm" style:rel-column-width="65535*"/>
    </style:style>
    <style:style style:name="Tableau1.A1" style:family="table-cell">
      <style:table-cell-properties fo:padding="0.097cm" fo:border="0.05pt solid #000000"/>
    </style:style>
    <style:style style:name="P1" style:family="paragraph" style:parent-style-name="Standard">
      <style:text-properties officeooo:paragraph-rsid="001633c2"/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1" style:font-size-asian="12pt" style:language-asian="fr" style:country-asian="FR" style:font-style-asian="normal" style:font-weight-asian="normal" style:font-name-complex="DejaVu Sans1" style:font-size-complex="12pt" style:language-complex="fr" style:country-complex="FR" style:font-style-complex="normal" style:font-weight-complex="normal" style:text-emphasize="none" style:text-scale="100%" style:font-relief="none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Nimbus Roman No9 L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1" style:font-size-asian="12pt" style:language-asian="fr" style:country-asian="FR" style:font-style-asian="normal" style:font-weight-asian="normal" style:font-name-complex="DejaVu Sans1" style:font-size-complex="12pt" style:language-complex="fr" style:country-complex="FR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tracked-changes text:track-changes="false">
        <text:changed-region xml:id="ct98641600" text:id="ct98641600">
          <text:insertion>
            <office:change-info>
              <dc:creator>Gaëtan Delannay</dc:creator>
              <dc:date>2009-07-08T13:35:00</dc:date>
            </office:change-info>
          </text:insertion>
        </text:changed-region>
        <text:changed-region xml:id="ct99258560" text:id="ct99258560">
          <text:insertion>
            <office:change-info>
              <dc:creator>Gaëtan Delannay</dc:creator>
              <dc:date>2009-07-08T13:43:00</dc:date>
            </office:change-info>
          </text:insertion>
        </text:changed-region>
        <text:changed-region xml:id="ct99190352" text:id="ct99190352">
          <text:insertion>
            <office:change-info>
              <dc:creator>Gaëtan Delannay</dc:creator>
              <dc:date>2009-07-08T13:47:00</dc:date>
            </office:change-info>
          </text:insertion>
        </text:changed-region>
        <text:changed-region xml:id="ct99253136" text:id="ct99253136">
          <text:insertion>
            <office:change-info>
              <dc:creator>Gaëtan Delannay</dc:creator>
              <dc:date>2009-07-08T13:45:00</dc:date>
            </office:change-info>
          </text:insertion>
        </text:changed-region>
        <text:changed-region xml:id="ct99208320" text:id="ct99208320">
          <text:insertion>
            <office:change-info>
              <dc:creator>Gaëtan Delannay</dc:creator>
              <dc:date>2009-07-08T13:45:00</dc:date>
            </office:change-info>
          </text:insertion>
        </text:changed-region>
        <text:changed-region xml:id="ct99167936" text:id="ct99167936">
          <text:insertion>
            <office:change-info>
              <dc:creator>Gaëtan Delannay</dc:creator>
              <dc:date>2009-07-08T13:40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ithin this par<office:annotation><dc:creator>Gaëtan Delannay</dc:creator><dc:date>2009-07-08T13:34:45</dc:date><text:p text:style-name="P2"><text:span text:style-name="T1">do text with hello = 'Hello world!'</text:span></text:p></office:annotation>agraph, I can say « <text:change-start text:change-id="ct98641600"/>hello<text:change-end text:change-id="ct98641600"/> » because I defined it in a note.</text:p>
      <text:p text:style-name="P1"><office:annotation><dc:creator>Auteur inconnu</dc:creator><dc:date>2018-04-18T10:13:34.703364311</dc:date><text:p text:style-name="P3"><text:span text:style-name="T2">do text with a, b, c = getVars()</text:span></text:p></office:annotation><text:conditional-text text:condition="ooow:true" text:string-value-if-true="a" text:string-value-if-false="">a</text:conditional-text>/<text:conditional-text text:condition="ooow:true" text:string-value-if-true="b" text:string-value-if-false="">b</text:conditional-text>/<text:conditional-text text:condition="ooow:true" text:string-value-if-true="c" text:string-value-if-false="">c</text:conditional-text>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Table_20_Contents"><office:annotation><dc:creator>Gaëtan Delannay</dc:creator><dc:date>2009-07-08T13:44:29</dc:date><text:p text:style-name="P2"><text:span text:style-name="T1">do cell with var1 = 'var1 OVERRIDDEN'</text:span></text:p></office:annotation>Within this<office:annotation><dc:creator>Gaëtan Delannay</dc:creator><dc:date>2009-07-08T13:46:01</dc:date><text:p text:style-name="P2"><text:span text:style-name="T1">do text with var2 = 'var2 OVERRIDDEN'</text:span></text:p></office:annotation> paragraph, I will override var2: <text:change-start text:change-id="ct99258560"/>var2<text:change-end text:change-id="ct99258560"/></text:p>
            <text:p text:style-name="Table_20_Contents">Within this one, var2 will not be overridden. Var2 is <text:change-start text:change-id="ct99190352"/>var2<text:change-end text:change-id="ct99190352"/>. Var1 is <text:change-start text:change-id="ct99253136"/>var1<text:change-end text:change-id="ct99253136"/>.</text:p>
            <text:p text:style-name="Table_20_Contents">Var1 is overridden within the entire cell: <text:change-start text:change-id="ct99208320"/>var1<text:change-end text:change-id="ct99208320"/>.</text:p>
          </table:table-cell>
        </table:table-row>
      </table:table>
      <text:p text:style-name="Standard"><text:s/></text:p>
      <text:p text:style-name="Standard">Var1 not overridden = <text:change-start text:change-id="ct99167936"/>var1<text:change-end text:change-id="ct99167936"/>.</text:p>
      <text:p text:style-name="Standard"/>
      <text:p text:style-name="Standard">A wr<office:annotation><dc:creator>Gaëtan Delannay</dc:creator><dc:date>2009-07-08T13:53:25</dc:date><text:p><text:span text:style-name="T1">do text with aWrongVar + 2</text:span></text:p></office:annotation>ong variable definition in this paragrap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fr" fo:country="FR" style:font-name-asian="DejaVu Sans1" style:font-size-asian="12pt" style:language-asian="fr" style:country-asian="FR" style:font-name-complex="DejaVu Sans1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font-name-asian="DejaVu Sans1" style:font-size-asian="12pt" style:language-asian="fr" style:country-asian="FR" style:font-name-complex="DejaVu Sans1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7.2$Linux_X86_64 LibreOffice_project/30m0$Build-2</meta:generator>
    <meta:creation-date>2007-04-20T21:43:58</meta:creation-date>
    <dc:date>2018-04-18T10:14:26.754227121</dc:date>
    <dc:language>fr-FR</dc:language>
    <meta:editing-cycles>23</meta:editing-cycles>
    <meta:editing-duration>PT4H23M35S</meta:editing-duration>
    <meta:document-statistic meta:table-count="1" meta:image-count="0" meta:object-count="0" meta:page-count="1" meta:paragraph-count="8" meta:word-count="59" meta:character-count="323" meta:non-whitespace-character-count="270"/>
    <meta:user-defined meta:name="Info 1"/>
    <meta:user-defined meta:name="Info 2"/>
    <meta:user-defined meta:name="Info 3"/>
    <meta:user-defined meta:name="Info 4"/>
  </office:meta>
</office:document-meta>
</file>